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0b8956" officeooo:paragraph-rsid="000b8956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0b8956" officeooo:paragraph-rsid="000b8956" style:font-size-asian="15pt" style:font-size-complex="15pt"/>
    </style:style>
    <style:style style:name="P3" style:family="paragraph" style:parent-style-name="Standard" style:list-style-name="L2">
      <style:text-properties fo:font-size="12pt" fo:font-weight="bold" officeooo:rsid="000b8956" officeooo:paragraph-rsid="000b8956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text-properties fo:font-size="12pt" fo:font-weight="normal" officeooo:rsid="000b8956" officeooo:paragraph-rsid="000b8956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0d52eb" officeooo:paragraph-rsid="000d52eb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0dc65d" officeooo:paragraph-rsid="000dc65d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G 10/20</text:p>
      <text:p text:style-name="P1">Austronesian Languages</text:p>
      <text:p text:style-name="P1"/>
      <text:list text:style-name="L2">
        <text:list-item>
          <text:p text:style-name="P3">QUIZ Q**Largest Geographical language family</text:p>
        </text:list-item>
        <text:list-item>
          <text:p text:style-name="P4">Cardinal Directions don’t make much sense on an island</text:p>
          <text:list>
            <text:list-item>
              <text:p text:style-name="P4">Mauka=inland, Makai=towards ocean</text:p>
            </text:list-item>
            <text:list-item>
              <text:p text:style-name="P5">Along the coast use locations or landmarks as needed</text:p>
            </text:list-item>
          </text:list>
        </text:list-item>
        <text:list-item>
          <text:p text:style-name="P5">Glottal stop in Hawai’i similar to uh-oh</text:p>
        </text:list-item>
        <text:list-item>
          <text:p text:style-name="P5">Amazing words and phrases for specific winds</text:p>
        </text:list-item>
        <text:list-item>
          <text:p text:style-name="P6">Also ecological knowledge about rain, natural awareness for fishermen as well</text:p>
        </text:list-item>
        <text:list-item>
          <text:p text:style-name="P6">Traditional Ecological Knowledge (TEK)</text:p>
        </text:list-item>
        <text:list-item>
          <text:p text:style-name="P6">Each island has its own symbolic: flower/plant, Mountain, Color, Chief/Deity, proverbial saying</text:p>
        </text:list-item>
        <text:list-item>
          <text:p text:style-name="P6">Moloka’i</text:p>
          <text:list>
            <text:list-item>
              <text:p text:style-name="P6">moral: a sense of place</text:p>
            </text:list-item>
            <text:list-item>
              <text:p text:style-name="P6">intimate knowledge of weather patterns, winds, rains, ocean currents, vegetation, etc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4:03:46.326372355</meta:creation-date>
    <dc:date>2025-10-20T18:30:41.825164320</dc:date>
    <meta:editing-duration>PT3H32M44S</meta:editing-duration>
    <meta:editing-cycles>1</meta:editing-cycles>
    <meta:document-statistic meta:table-count="0" meta:image-count="0" meta:object-count="0" meta:page-count="1" meta:paragraph-count="14" meta:word-count="100" meta:character-count="638" meta:non-whitespace-character-count="564"/>
    <meta:generator>LibreOffice/24.2.7.2$Linux_X86_64 LibreOffice_project/420$Build-2</meta:generator>
  </office:meta>
</office:document-meta>
</file>